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Segoe UI" svg:font-family="'Segoe UI'" style:font-family-generic="swiss"/>
    <style:font-face style:name="Ebrima" svg:font-family="Ebrima"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font-name="Ebrima" fo:font-style="italic" style:font-style-asian="italic" style:font-style-complex="italic"/>
    </style:style>
    <style:style style:name="P4" style:family="paragraph" style:parent-style-name="Standard">
      <style:paragraph-properties fo:text-align="center" style:justify-single-word="false"/>
      <style:text-properties style:font-name="Ebrima" fo:font-style="normal" style:text-underline-style="solid" style:text-underline-width="auto" style:text-underline-color="font-color" style:font-style-asian="normal" style:font-style-complex="normal"/>
    </style:style>
    <style:style style:name="P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mula 1 Safety Critical Tool</text:p>
      <text:p text:style-name="Standard"/>
      <text:p text:style-name="P4">Prelude</text:p>
      <text:p text:style-name="P3"/>
      <text:p text:style-name="P3">Formula 1 has always been a sport in which tragedy has had the misfortune to echo throughout its history. The often fervent debate surrounding the sport's safety has lead to much increased safety standards within the past <office:annotation><dc:creator>Unknown Author</dc:creator><dc:date>2012-11-12T00:00:01.54</dc:date><text:p text:style-name="P5"><text:span text:style-name="T2">Check date, include example</text:span></text:p></office:annotation>30 years as there has not been a death in the sport for many years now (although there have been recent deaths in similar sports MotoGP and Indy 500). However, the sport transitioning into a new era has brought about new threats and concerns to both drivers and members of the public. A good example of this could be the terrorist threats this year in advance of the Bahrain GP.</text:p>
      <text:p text:style-name="P3"/>
      <text:p text:style-name="P3">After the infamous death of Aryton Senna in Imola on the 1<text:span text:style-name="T1">st</text:span> of May 1994 (and Roland Ratzenberger in qualifying the day before), many pioneered for increased standards within the sport. Although the <office:annotation><dc:creator>Unknown Author</dc:creator><dc:date>2012-11-12T00:09:20.57</dc:date><text:p text:style-name="P5"><text:span text:style-name="T2">Evidence</text:span></text:p></office:annotation>actual rate of innovation in safety after this did not increase at all. Innovations continued to be made before the deaths of Senna and Ratzenberger (such as mandatory fire proof clothing for all pit crew and the introduction of a safety car after crashes). The generally acc</text:p>
      <text:p text:style-name="P3"/>
      <text:p text:style-name="P3">This tool aims to objectively quantify the risks involved at any specific race by accepting an array of conditions as an input and then contrasting the likelihood of these conditions to occur and cause an accident with that of the presumed and generally accepted effectiveness of the measures designed to counteract them. The focal point of safety will be on that of the drivers, although, there will invariably be some cross over with other people included in a formula 1 event, this will be especially highlighted when this impacts on the driver in some way.</text:p>
      <text:p text:style-name="P3"/>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Segoe UI" svg:font-family="'Segoe UI'" style:font-family-generic="swiss"/>
    <style:font-face style:name="Ebrima" svg:font-family="Ebrima"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13:06:46.91</meta:creation-date>
    <meta:editing-duration>PT12M16S</meta:editing-duration>
    <meta:editing-cycles>2</meta:editing-cycles>
    <meta:generator>OpenOffice.org/3.4.1$Win32 OpenOffice.org_project/341m1$Build-9593</meta:generator>
    <meta:document-statistic meta:table-count="0" meta:image-count="0" meta:object-count="0" meta:page-count="1" meta:paragraph-count="6" meta:word-count="290" meta:character-count="1674"/>
    <dc:date>2012-11-12T13:07:23.62</dc:date>
  </office:meta>
</office:document-meta>
</file>